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2ae6"/>
    </style:style>
    <style:style style:name="P2" style:family="paragraph" style:parent-style-name="Standard">
      <style:text-properties officeooo:paragraph-rsid="0016ac6c"/>
    </style:style>
    <style:style style:name="P3" style:family="paragraph" style:parent-style-name="Standard">
      <style:text-properties officeooo:rsid="001344fe" officeooo:paragraph-rsid="00152ae6"/>
    </style:style>
    <style:style style:name="P4" style:family="paragraph" style:parent-style-name="Standard">
      <style:text-properties officeooo:rsid="001852e0" officeooo:paragraph-rsid="001852e0"/>
    </style:style>
    <style:style style:name="P5" style:family="paragraph" style:parent-style-name="Standard">
      <style:text-properties officeooo:rsid="001a4424" officeooo:paragraph-rsid="001a4424"/>
    </style:style>
    <style:style style:name="P6" style:family="paragraph" style:parent-style-name="Standard">
      <style:text-properties officeooo:rsid="001c81a4" officeooo:paragraph-rsid="001ea1d8"/>
    </style:style>
    <style:style style:name="P7" style:family="paragraph" style:parent-style-name="Standard">
      <style:text-properties officeooo:rsid="002078fa" officeooo:paragraph-rsid="002078fa"/>
    </style:style>
    <style:style style:name="T1" style:family="text">
      <style:text-properties officeooo:rsid="001344fe"/>
    </style:style>
    <style:style style:name="T2" style:family="text">
      <style:text-properties officeooo:rsid="0016ac6c"/>
    </style:style>
    <style:style style:name="T3" style:family="text">
      <style:text-properties officeooo:rsid="001bd8b0"/>
    </style:style>
    <style:style style:name="T4" style:family="text">
      <style:text-properties officeooo:rsid="001ea1d8"/>
    </style:style>
    <style:style style:name="T5" style:family="text">
      <style:text-properties officeooo:rsid="001f4e3e"/>
    </style:style>
    <style:style style:name="T6" style:family="text">
      <style:text-properties officeooo:rsid="002078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tecedentes <text:s text:c="2"/><text:span text:style-name="T1">← <text:s/>HECHO</text:span></text:p>
      <text:p text:style-name="Standard"/>
      <text:p text:style-name="Standard">viabilidad <text:span text:style-name="T2">← HECHO</text:span></text:p>
      <text:p text:style-name="P1">que se puede hacer y que no es una locura, <text:span text:style-name="T4">económico</text:span> <text:span text:style-name="T4">técnico</text:span>, <text:span text:style-name="T4">tecnología</text:span> necesaria existente y disponible sin pagar, decir que es viable</text:p>
      <text:p text:style-name="P2"/>
      <text:p text:style-name="P2"><text:span text:style-name="T4">Análisis</text:span> <text:span text:style-name="T4">económico</text:span> <text:span text:style-name="T2">← HECHO A LA VEZ QUE VIABILIDAD, CONSULTAR CON JUANAN Y TAMBIEN EL TEMA DE COMO RECUPERARIA DINERO</text:span></text:p>
      <text:p text:style-name="P2">decir cuanto hubiera costado y como se <text:span text:style-name="T4">recuperaría</text:span> o si es software libre</text:p>
      <text:p text:style-name="P1"/>
      <text:p text:style-name="P3">Arquitectura Cliente-Servidor <text:span text:style-name="T3">← HECHO</text:span></text:p>
      <text:p text:style-name="Standard"/>
      <text:p text:style-name="Standard">Objetivos <text:span text:style-name="T3">← HECHO</text:span></text:p>
      <text:p text:style-name="Standard">alcance, objetivos</text:p>
      <text:p text:style-name="Standard"/>
      <text:p text:style-name="P6">EDP <text:span text:style-name="T4">extendido ← ESTA TODO EXPLICADO PASO A PASO 2 VECES A LO LARGO DEL DOCUMENTO NO SE SI HAY QUE EXTENDER MAS</text:span></text:p>
      <text:p text:style-name="P6"/>
      <text:p text:style-name="P6">horas de trabajo <text:span text:style-name="T4">← HECHO</text:span></text:p>
      <text:p text:style-name="Standard"/>
      <text:p text:style-name="P7">Diagrama de clases ← HECHO</text:p>
      <text:p text:style-name="Standard"/>
      <text:p text:style-name="Standard">Diagrama de secuencias <text:span text:style-name="T6">← HECHO</text:span></text:p>
      <text:p text:style-name="Standard">hacer un par de ellos con chicha y ya</text:p>
      <text:p text:style-name="Standard"/>
      <text:p text:style-name="Standard">Diagramas de casos de uso</text:p>
      <text:p text:style-name="Standard"/>
      <text:p text:style-name="Standard">Implementación <text:span text:style-name="T5">← HECHO</text:span></text:p>
      <text:p text:style-name="Standard">Explicar lo realizado y algunos problemas en concreto. Pantallazos...</text:p>
      <text:p text:style-name="Standard">Problemas de paginaci<text:span text:style-name="T4">ó</text:span>n, listas, flash video.</text:p>
      <text:p text:style-name="Standard"/>
      <text:p text:style-name="Standard">Pruebas unitarias</text:p>
      <text:p text:style-name="Standard">Qunits para backbone.</text:p>
      <text:p text:style-name="Standard"/>
      <text:p text:style-name="Standard">Gestión.</text:p>
      <text:p text:style-name="Standard">Github, issues,</text:p>
      <text:p text:style-name="Standard">Diferencia de horas resumen de las distintas etapas del proyecto con un diagrama de barras</text:p>
      <text:p text:style-name="Standard"/>
      <text:p text:style-name="Standard">Conclusiones</text:p>
      <text:p text:style-name="Standard">que cambiaria, que añadiria, como la haria si volviera empezar, que haria si siguiera con el proyecto, algo nuevo.</text:p>
      <text:p text:style-name="Standard"/>
      <text:p text:style-name="Standard">Blibliografia seria el libro de juanan, el resto iria a --- &gt; referencias web para paginas web una linea o 2 de porque y que es</text:p>
      <text:p text:style-name="Standard"/>
      <text:p text:style-name="P4">Enumerar imagenes y esquemas</text:p>
      <text:p text:style-name="P4"/>
      <text:p text:style-name="P5">Cambiar menciones a openoffice por libreoff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Lachen Leal</meta:initial-creator>
    <meta:creation-date>2015-08-28T15:36:23.15</meta:creation-date>
    <dc:date>2015-09-07T14:45:48.318000000</dc:date>
    <meta:editing-duration>PT3H55M34S</meta:editing-duration>
    <meta:editing-cycles>12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27" meta:word-count="220" meta:character-count="1305" meta:non-whitespace-character-count="1109"/>
  </office:meta>
</office:document-meta>
</file>